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dccb" officeooo:paragraph-rsid="0003dc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ивет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3T16:52:01.720564135</meta:creation-date>
    <dc:date>2022-10-03T16:52:42.342271734</dc:date>
    <meta:editing-duration>PT42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7.3.6.2$Linux_X86_64 LibreOffice_project/30$Build-2</meta:generator>
  </office:meta>
</office:document-meta>
</file>